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8B12C161FB29B06F.png" manifest:media-type="image/png"/>
  <manifest:file-entry manifest:full-path="Pictures/10000201000002C500000162616F914FE6D50CDC.png" manifest:media-type="image/png"/>
  <manifest:file-entry manifest:full-path="Pictures/100002010000008000000080EC696D363C3BCD36.png" manifest:media-type="image/png"/>
  <manifest:file-entry manifest:full-path="Pictures/100002010000008000000080950F39134F1D35BC.png" manifest:media-type="image/png"/>
  <manifest:file-entry manifest:full-path="Pictures/10000201000000800000008017DFF31558FDD7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2f4f4f" draw:fill="solid" draw:fill-color="#dcdcdc" draw:opacity="100%" draw:opacity-name="" draw:textarea-vertical-align="middle" draw:auto-grow-height="false" draw:fit-to-size="false" style:shrink-to-fit="false" fo:min-height="4.069cm" fo:min-width="3.0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0.688cm" fo:min-width="2.8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26cm" svg:stroke-color="#b1b1ac" draw:fill="gradient" draw:fill-gradient-name="Gradient_20_4" draw:textarea-vertical-align="middle" draw:auto-grow-height="false" draw:fit-to-size="false" style:shrink-to-fit="false" fo:min-height="1.315cm" fo:min-width="2.5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solid" svg:stroke-width="0.026cm" svg:stroke-color="#62bb24" draw:fill="gradient" draw:fill-gradient-name="Gradient_20_5" draw:textarea-vertical-align="middle" draw:auto-grow-height="false" draw:fit-to-size="false" style:shrink-to-fit="false" fo:min-height="4.084cm" fo:min-width="4.5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a1e175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99cm" fo:min-width="1.3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 style:list-style-name="L3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56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3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0.64cm" fo:min-width="2.27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 style:list-style-name="L3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0.64cm" fo:min-width="2.27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61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solid" draw:fill-color="#dcdcd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7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Ubuntu" fo:font-size="10pt" style:font-size-asian="10pt" style:font-size-complex="10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0pt" style:font-size-asian="10pt" style:font-size-complex="10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92d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0pt" fo:hyphenate="false"/>
    </style:style>
    <style:style style:name="P14" style:family="paragraph">
      <loext:graphic-properties draw:fill="none" draw:fill-color="#ffffff"/>
      <style:text-properties style:font-name="Ubuntu" fo:font-size="12pt" fo:font-weight="bold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0pt" style:font-size-complex="1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0pt" style:font-size-complex="10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weight="bold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3.556cm" svg:height="4.318cm" svg:x="13.573cm" svg:y="5.5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2" draw:layer="layout" svg:width="3.31cm" svg:height="0.937cm" svg:x="13.7cm" svg:y="8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3.047cm" svg:height="1.564cm" svg:x="4.557cm" svg:y="8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3" draw:layer="layout" svg:width="3.047cm" svg:height="1.564cm" svg:x="4.595cm" svg:y="5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2" draw:layer="layout" svg:width="3.31cm" svg:height="0.937cm" svg:x="13.7cm" svg:y="7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4" draw:text-style-name="P4" draw:layer="layout" svg:width="0.803cm" svg:height="0.748cm" svg:x="13.768cm" svg:y="7.899cm">
          <draw:image xlink:href="Pictures/100002010000008000000080EC696D363C3BCD36.png" xlink:type="simple" xlink:show="embed" xlink:actuate="onLoad">
            <text:p/>
          </draw:image>
        </draw:frame>
        <draw:custom-shape draw:name="Textfeld 17" draw:style-name="gr5" draw:text-style-name="P6" draw:layer="layout" svg:width="2.323cm" svg:height="1.097cm" svg:x="14.594cm" svg:y="7.731cm">
          <text:p text:style-name="P5"><text:span text:style-name="T1">Application</text:span></text:p>
          <text:p text:style-name="P5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7" draw:layer="layout" svg:width="5.08cm" svg:height="4.359cm" svg:x="8.239cm" svg:y="5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4" draw:layer="layout" svg:width="1.249cm" svg:height="1.249cm" svg:x="10.546cm" svg:y="5.72cm">
          <draw:image xlink:href="Pictures/10000201000000800000008017DFF31558FDD785.png" xlink:type="simple" xlink:show="embed" xlink:actuate="onLoad">
            <text:p/>
          </draw:image>
        </draw:frame>
        <draw:custom-shape draw:name="Rechteck 20" draw:style-name="gr3" draw:text-style-name="P3" draw:layer="layout" svg:width="3.047cm" svg:height="1.564cm" svg:x="4.468cm" svg:y="5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1" draw:style-name="gr7" draw:text-style-name="P4" draw:layer="layout" svg:x1="8.366cm" svg:y1="8.747cm" svg:x2="7.501cm" svg:y2="8.747cm">
          <text:p/>
        </draw:line>
        <draw:custom-shape draw:name="Rechteck 22" draw:style-name="gr3" draw:text-style-name="P3" draw:layer="layout" svg:width="3.047cm" svg:height="1.564cm" svg:x="4.447cm" svg:y="7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4" draw:text-style-name="P4" draw:layer="layout" svg:width="1.249cm" svg:height="1.249cm" svg:x="4.468cm" svg:y="8.086cm">
          <draw:image xlink:href="Pictures/100002010000008000000080950F39134F1D35BC.png" xlink:type="simple" xlink:show="embed" xlink:actuate="onLoad">
            <text:p/>
          </draw:image>
        </draw:frame>
        <draw:frame draw:name="Picture 16" draw:style-name="gr4" draw:text-style-name="P4" draw:layer="layout" svg:width="1.249cm" svg:height="1.249cm" svg:x="4.468cm" svg:y="6.019cm">
          <draw:image xlink:href="Pictures/10000201000000800000008017DFF31558FDD785.png" xlink:type="simple" xlink:show="embed" xlink:actuate="onLoad">
            <text:p/>
          </draw:image>
        </draw:frame>
        <draw:custom-shape draw:name="Textfeld 25" draw:style-name="gr8" draw:text-style-name="P9" draw:layer="layout" svg:width="2.019cm" svg:height="1.265cm" svg:x="5.602cm" svg:y="5.923cm">
          <text:p text:style-name="P8"><text:span text:style-name="T3">OP</text:span><text:span text:style-name="T3">C </text:span><text:span text:style-name="T3">UA</text:span></text:p>
          <text:p text:style-name="P8"><text:span text:style-name="T3"><text:s/></text:span><text:span text:style-name="T3">Ser</text:span><text:span text:style-name="T3">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" draw:style-name="gr9" draw:text-style-name="P9" draw:layer="layout" svg:width="2.019cm" svg:height="1.265cm" svg:x="5.548cm" svg:y="8.086cm">
          <text:p text:style-name="P8"><text:span text:style-name="T3">OP</text:span><text:span text:style-name="T3">C </text:span><text:span text:style-name="T3">UA</text:span></text:p>
          <text:p text:style-name="P8"><text:span text:style-name="T3"><text:s/></text:span><text:span text:style-name="T3">Clie</text:span><text:span text:style-name="T3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4" draw:text-style-name="P4" draw:layer="layout" svg:width="3.003cm" svg:height="1.499cm" svg:x="11.287cm" svg:y="5.699cm">
          <draw:image xlink:href="Pictures/10000201000002C500000162616F914FE6D50CDC.png" xlink:type="simple" xlink:show="embed" xlink:actuate="onLoad">
            <text:p/>
          </draw:image>
        </draw:frame>
        <draw:frame draw:name="Picture 14" draw:style-name="gr4" draw:text-style-name="P4" draw:layer="layout" svg:width="0.844cm" svg:height="0.748cm" svg:x="13.778cm" svg:y="8.949cm">
          <draw:image xlink:href="Pictures/1000020100000080000000808B12C161FB29B06F.png" xlink:type="simple" xlink:show="embed" xlink:actuate="onLoad">
            <text:p/>
          </draw:image>
        </draw:frame>
        <draw:custom-shape draw:name="Textfeld 30" draw:style-name="gr10" draw:text-style-name="P11" draw:layer="layout" svg:width="2.323cm" svg:height="1.097cm" svg:x="14.531cm" svg:y="8.75cm">
          <text:p text:style-name="P10"><text:span text:style-name="T1">Application</text:span></text:p>
          <text:p text:style-name="P10"><text:span text:style-name="T1"><text:s/></text:span><text:span text:style-name="T1">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13" draw:layer="layout" svg:width="1.89cm" svg:height="1.948cm" svg:x="8.381cm" svg:y="5.783cm">
          <text:p text:style-name="P12"><text:span text:style-name="T4">OPC UA</text:span></text:p>
          <text:p text:style-name="P12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3" draw:layer="layout" svg:width="1.905cm" svg:height="1.905cm" svg:x="8.366cm" svg:y="7.858cm">
          <text:p text:style-name="P12"><text:span text:style-name="T4">OPC UA</text:span></text:p>
          <text:p text:style-name="P12"><text:span text:style-name="T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3" draw:layer="layout" svg:width="2.774cm" svg:height="0.889cm" svg:x="10.418cm" svg:y="8.874cm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Application API</text:span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7" draw:text-style-name="P4" draw:layer="layout" svg:x1="8.366cm" svg:y1="6.588cm" svg:x2="7.501cm" svg:y2="6.588cm">
          <text:p/>
        </draw:line>
        <draw:custom-shape draw:name="Rectangle 10" draw:style-name="gr14" draw:text-style-name="P13" draw:layer="layout" svg:width="2.774cm" svg:height="0.889cm" svg:x="10.418cm" svg:y="7.858cm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Information Model</text:span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4.261cm" svg:height="0.725cm" svg:x="8.874cm" svg:y="4.683cm">
          <draw:text-box>
            <text:p><text:span text:style-name="T5">Application Server</text:span></text:p>
          </draw:text-box>
        </draw:frame>
        <draw:line draw:name="Gerade Verbindung 10" draw:style-name="gr7" draw:text-style-name="P4" draw:layer="layout" svg:x1="13.7cm" svg:y1="8.366cm" svg:x2="13.192cm" svg:y2="8.366cm">
          <text:p/>
        </draw:line>
        <draw:line draw:name="Gerade Verbindung 10" draw:style-name="gr7" draw:text-style-name="P4" draw:layer="layout" svg:x1="13.7cm" svg:y1="9.255cm" svg:x2="13.192cm" svg:y2="9.255cm">
          <text:p/>
        </draw:line>
        <draw:custom-shape draw:name="Textfeld 17" draw:style-name="gr16" draw:text-style-name="P16" draw:layer="layout" svg:width="3.666cm" svg:height="0.758cm" svg:x="13.536cm" svg:y="5.703cm">
          <text:p text:style-name="P15"><text:span text:style-name="T6">Us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7d1d1" draw:end-color="#bce4e5" draw:start-intensity="100%" draw:end-intensity="100%" draw:angle="1800" draw:border="0%"/>
    <draw:gradient draw:name="Gradient_20_16" draw:display-name="Gradient 16" draw:style="linear" draw:start-color="#999999" draw:end-color="#bce4e5" draw:start-intensity="100%" draw:end-intensity="100%" draw:angle="1800" draw:border="0%"/>
    <draw:gradient draw:name="Gradient_20_17" draw:display-name="Gradient 17" draw:style="linear" draw:start-color="#dddddd" draw:end-color="#bce4e5" draw:start-intensity="100%" draw:end-intensity="100%" draw:angle="1800" draw:border="0%"/>
    <draw:gradient draw:name="Gradient_20_18" draw:display-name="Gradient 18" draw:style="linear" draw:start-color="#dddddd" draw:end-color="#b2b2b2" draw:start-intensity="100%" draw:end-intensity="100%" draw:angle="1800" draw:border="0%"/>
    <draw:gradient draw:name="Gradient_20_19" draw:display-name="Gradient 19" draw:style="linear" draw:start-color="#dddddd" draw:end-color="#cccccc" draw:start-intensity="100%" draw:end-intensity="100%" draw:angle="1800" draw:border="0%"/>
    <draw:gradient draw:name="Gradient_20_2" draw:display-name="Gradient 2" draw:style="linear" draw:start-color="#f2f2f2" draw:end-color="#bcc6ec" draw:start-intensity="100%" draw:end-intensity="100%" draw:angle="0" draw:border="0%"/>
    <draw:gradient draw:name="Gradient_20_20" draw:display-name="Gradient 20" draw:style="linear" draw:start-color="#eeeeee" draw:end-color="#cccccc" draw:start-intensity="100%" draw:end-intensity="100%" draw:angle="1800" draw:border="0%"/>
    <draw:gradient draw:name="Gradient_20_21" draw:display-name="Gradient 21" draw:style="linear" draw:start-color="#bce4e5" draw:end-color="#cccccc" draw:start-intensity="100%" draw:end-intensity="100%" draw:angle="1800" draw:border="0%"/>
    <draw:gradient draw:name="Gradient_20_22" draw:display-name="Gradient 22" draw:style="linear" draw:start-color="#bce4e5" draw:end-color="#87d1d1" draw:start-intensity="100%" draw:end-intensity="100%" draw:angle="1800" draw:border="0%"/>
    <draw:gradient draw:name="Gradient_20_23" draw:display-name="Gradient 23" draw:style="linear" draw:start-color="#bce4e5" draw:end-color="#7da7d8" draw:start-intensity="100%" draw:end-intensity="100%" draw:angle="1800" draw:border="0%"/>
    <draw:gradient draw:name="Gradient_20_24" draw:display-name="Gradient 24" draw:style="linear" draw:start-color="#adc5e7" draw:end-color="#7da7d8" draw:start-intensity="100%" draw:end-intensity="100%" draw:angle="1800" draw:border="0%"/>
    <draw:gradient draw:name="Gradient_20_25" draw:display-name="Gradient 25" draw:style="linear" draw:start-color="#eeeeee" draw:end-color="#7da7d8" draw:start-intensity="100%" draw:end-intensity="100%" draw:angle="1800" draw:border="0%"/>
    <draw:gradient draw:name="Gradient_20_26" draw:display-name="Gradient 26" draw:style="linear" draw:start-color="#eeeeee" draw:end-color="#f5fffa" draw:start-intensity="100%" draw:end-intensity="100%" draw:angle="1800" draw:border="0%"/>
    <draw:gradient draw:name="Gradient_20_27" draw:display-name="Gradient 27" draw:style="linear" draw:start-color="#eeeeee" draw:end-color="#e0ffff" draw:start-intensity="100%" draw:end-intensity="100%" draw:angle="1800" draw:border="0%"/>
    <draw:gradient draw:name="Gradient_20_4" draw:display-name="Gradient 4" draw:style="linear" draw:start-color="#e9e9e3" draw:end-color="#f5f5f5" draw:start-intensity="100%" draw:end-intensity="100%" draw:angle="1800" draw:border="0%"/>
    <draw:gradient draw:name="Gradient_20_5" draw:display-name="Gradient 5" draw:style="linear" draw:start-color="#c9ffbb" draw:end-color="#eaffe4" draw:start-intensity="100%" draw:end-intensity="100%" draw:angle="18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9:48:52.573773489</meta:creation-date>
    <dc:date>2019-04-18T21:35:59.097705550</dc:date>
    <meta:editing-duration>PT18M43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